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8000001348C204A20.png" manifest:media-type="image/png"/>
  <manifest:file-entry manifest:full-path="Pictures/100000010000020800000134AD0FDB44.png" manifest:media-type="image/png"/>
  <manifest:file-entry manifest:full-path="Pictures/10000001000002080000013493ADA9E8.png" manifest:media-type="image/png"/>
  <manifest:file-entry manifest:full-path="Pictures/10000001000002A60000006ACCC86AAF.png" manifest:media-type="image/png"/>
  <manifest:file-entry manifest:full-path="Pictures/10000001000002A7000001AE5AB6B0D5.png" manifest:media-type="image/png"/>
  <manifest:file-entry manifest:full-path="Pictures/100000010000020800000134F0B03F93.png" manifest:media-type="image/png"/>
  <manifest:file-entry manifest:full-path="Pictures/100000010000021D0000013A6261C5F8.png" manifest:media-type="image/png"/>
  <manifest:file-entry manifest:full-path="Pictures/10000001000002180000011725A3CFD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3849" officeooo:paragraph-rsid="000b384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 de ip a y ip r</text:p>
      <text:p text:style-name="P1"/>
      <text:p text:style-name="P1"/>
      <text:p text:style-name="P1"><draw:frame draw:style-name="fr3" draw:name="Image1" text:anchor-type="char" svg:x="0.457cm" svg:y="1.561cm" svg:width="14.182cm" svg:height="7.382cm" draw:z-index="0"><draw:image xlink:href="Pictures/10000001000002180000011725A3CFD4.png" xlink:type="simple" xlink:show="embed" xlink:actuate="onLoad" draw:mime-type="image/png"/></draw:frame>ORDENADOR E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2" text:anchor-type="char" svg:x="0.312cm" svg:y="0.072cm" svg:width="14.314cm" svg:height="8.308cm" draw:z-index="1"><draw:image xlink:href="Pictures/100000010000021D0000013A6261C5F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Ordenador R1</text:p>
      <text:p text:style-name="P1"/>
      <text:p text:style-name="P1"/>
      <text:p text:style-name="P1"/>
      <text:p text:style-name="P1"/>
      <text:p text:style-name="P1"><draw:frame draw:style-name="fr2" draw:name="Image3" text:anchor-type="char" svg:x="-0.238cm" svg:y="0.217cm" svg:width="17cm" svg:height="10.765cm" draw:z-index="2"><draw:image xlink:href="Pictures/10000001000002A7000001AE5AB6B0D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3" draw:name="Image4" text:anchor-type="char" svg:x="0.344cm" svg:y="0.319cm" svg:width="17cm" svg:height="2.656cm" draw:z-index="3"><draw:image xlink:href="Pictures/10000001000002A60000006ACCC86AA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5" text:anchor-type="char" svg:x="1.33cm" svg:y="0.196cm" svg:width="13.758cm" svg:height="8.149cm" draw:z-index="4"><draw:image xlink:href="Pictures/10000001000002080000013493ADA9E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char" svg:width="13.758cm" svg:height="8.149cm" draw:z-index="5"><draw:image xlink:href="Pictures/100000010000020800000134AD0FDB4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7" text:anchor-type="char" svg:x="1.383cm" svg:y="0.298cm" svg:width="13.758cm" svg:height="8.149cm" draw:z-index="6"><draw:image xlink:href="Pictures/100000010000020800000134F0B03F9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8" text:anchor-type="char" svg:width="13.758cm" svg:height="8.149cm" draw:z-index="7"><draw:image xlink:href="Pictures/1000000100000208000001348C204A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7T20:07:18.556178204</meta:creation-date>
    <meta:print-date>2025-12-17T21:14:07.096505831</meta:print-date>
    <meta:printed-by>PDF files</meta:printed-by>
    <dc:date>2025-12-17T21:14:57.589249214</dc:date>
    <meta:editing-duration>PT50S</meta:editing-duration>
    <meta:editing-cycles>1</meta:editing-cycles>
    <meta:document-statistic meta:table-count="0" meta:image-count="8" meta:object-count="0" meta:page-count="5" meta:paragraph-count="3" meta:word-count="11" meta:character-count="47" meta:non-whitespace-character-count="39"/>
    <meta:generator>LibreOffice/24.2.6.2$Linux_X86_64 LibreOffice_project/420$Build-2</meta:generator>
  </office:meta>
</office:document-meta>
</file>